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officeooo:rsid="001334d3" officeooo:paragraph-rsid="001334d3"/>
    </style:style>
    <style:style style:name="P3" style:family="paragraph" style:parent-style-name="Standard">
      <style:text-properties style:font-name="Arial" officeooo:rsid="001334d3" officeooo:paragraph-rsid="001334d3"/>
    </style:style>
    <style:style style:name="P4" style:family="paragraph" style:parent-style-name="Standard" style:master-page-name="Standard">
      <style:paragraph-properties style:page-number="auto"/>
      <style:text-properties style:font-name="Arial" officeooo:rsid="001334d3" officeooo:paragraph-rsid="001334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34d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34d3" style:font-weight-asian="normal" style:font-weight-complex="normal"/>
    </style:style>
    <style:style style:name="T5" style:family="text">
      <style:text-properties style:font-name="Arial Black" fo:font-weight="normal" style:font-weight-asian="normal" style:font-weight-complex="normal"/>
    </style:style>
    <style:style style:name="T6" style:family="text">
      <style:text-properties style:font-name="Arial Black" fo:font-weight="normal" officeooo:rsid="001334d3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Hello, </text:span><text:span text:style-name="T1">#otmp.username#</text:span><text:span text:style-name="T3">!</text:span></text:p>
      <text:p text:style-name="P3"><text:span text:style-name="T3"/></text:p>
      <text:p text:style-name="P3"><text:span text:style-name="T3">#unknown# value</text:span></text:p>
      <text:p text:style-name="P3"><text:span text:style-name="T3"/></text:p>
      <text:p text:style-name="P3"><text:span text:style-name="T3">Today: #.date#<text:line-break/>Время: #t#<text:line-break/>ID: #otmp.list[1]#</text:span></text:p>
      <text:p text:style-name="P3"><text:span text:style-name="T3"/></text:p>
      <text:p text:style-name="P3"><text:span text:style-name="T3">We know </text:span><text:span text:style-name="T7">#before#</text:span><text:span text:style-name="T3"> and Status.</text:span></text:p>
      <text:p text:style-name="P2"><text:span text:style-name="T5"/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5T20:12:08</meta:creation-date>
    <dc:language>ru-RU</dc:language>
    <dc:date>2021-08-27T18:26:31.629044386</dc:date>
    <meta:editing-cycles>4</meta:editing-cycles>
    <meta:editing-duration>PT9H34M27S</meta:editing-duration>
    <meta:generator>LibreOffice/5.1.6.2$Linux_X86_64 LibreOffice_project/10m0$Build-2</meta:generator>
    <meta:document-statistic meta:table-count="0" meta:image-count="0" meta:object-count="0" meta:page-count="1" meta:paragraph-count="4" meta:word-count="15" meta:character-count="110" meta:non-whitespace-character-count="99"/>
  </office:meta>
</office:document-meta>
</file>